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ext-properties fo:language="it" fo:country="IT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IF([.F2]&gt;=10;&quot;Media&quot;;&quot;Bassa&quot;))" office:value-type="string" office:string-value="Media">
            <text:p>Media</text:p>
          </table:table-cell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IF([.F3]&gt;=10;&quot;Media&quot;;&quot;Bassa&quot;))" office:value-type="string" office:string-value="Alta">
            <text:p>Alta</text:p>
          </table:table-cell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IF([.F4]&gt;=10;&quot;Media&quot;;&quot;Bassa&quot;))" office:value-type="string" office:string-value="Bassa">
            <text:p>Bassa</text:p>
          </table:table-cell>
          <table:table-cell table:formula="of:=[.E4]*[.F4]" office:value-type="currency" office:currency="EUR" office:value="22.5">
            <text:p>€ 22,50</text:p>
          </table:table-cell>
          <table:table-cell table:style-name="ce7" table:formula="of:=COUNTIF([.C2:.C61]; 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IF([.F5]&gt;=10;&quot;Media&quot;;&quot;Bassa&quot;))" office:value-type="string" office:string-value="Media">
            <text:p>Media</text:p>
          </table:table-cell>
          <table:table-cell table:formula="of:=[.E5]*[.F5]" office:value-type="currency" office:currency="EUR" office:value="72">
            <text:p>€ 72,00</text:p>
          </table:table-cell>
          <table:table-cell table:formula="of:=SUMIF([.D2:.D61]; &quot;Toscana&quot;; 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IF([.F6]&gt;=10;&quot;Media&quot;;&quot;Bassa&quot;))" office:value-type="string" office:string-value="Media">
            <text:p>Media</text:p>
          </table:table-cell>
          <table:table-cell table:formula="of:=[.E6]*[.F6]" office:value-type="currency" office:currency="EUR" office:value="15">
            <text:p>€ 15,00</text:p>
          </table:table-cell>
          <table:table-cell table:style-name="ce8" table:formula="of:=AVERAGEIF([.C2:.C61]; &quot;Olio&quot;; 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IF([.F7]&gt;=10;&quot;Media&quot;;&quot;Bassa&quot;))" office:value-type="string" office:string-value="Bassa">
            <text:p>Bassa</text:p>
          </table:table-cell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IF([.F8]&gt;=10;&quot;Media&quot;;&quot;Bassa&quot;))" office:value-type="string" office:string-value="Bassa">
            <text:p>Bassa</text:p>
          </table:table-cell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IF([.F9]&gt;=10;&quot;Media&quot;;&quot;Bassa&quot;))" office:value-type="string" office:string-value="Media">
            <text:p>Media</text:p>
          </table:table-cell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IF([.F10]&gt;=10;&quot;Media&quot;;&quot;Bassa&quot;))" office:value-type="string" office:string-value="Bassa">
            <text:p>Bassa</text:p>
          </table:table-cell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IF([.F11]&gt;=10;&quot;Media&quot;;&quot;Bassa&quot;))" office:value-type="string" office:string-value="Media">
            <text:p>Media</text:p>
          </table:table-cell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IF([.F12]&gt;=10;&quot;Media&quot;;&quot;Bassa&quot;))" office:value-type="string" office:string-value="Alta">
            <text:p>Alta</text:p>
          </table:table-cell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IF([.F13]&gt;=10;&quot;Media&quot;;&quot;Bassa&quot;))" office:value-type="string" office:string-value="Bassa">
            <text:p>Bassa</text:p>
          </table:table-cell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IF([.F14]&gt;=10;&quot;Media&quot;;&quot;Bassa&quot;))" office:value-type="string" office:string-value="Media">
            <text:p>Media</text:p>
          </table:table-cell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IF([.F15]&gt;=10;&quot;Media&quot;;&quot;Bassa&quot;))" office:value-type="string" office:string-value="Bassa">
            <text:p>Bassa</text:p>
          </table:table-cell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IF([.F16]&gt;=10;&quot;Media&quot;;&quot;Bassa&quot;))" office:value-type="string" office:string-value="Bassa">
            <text:p>Bassa</text:p>
          </table:table-cell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IF([.F17]&gt;=10;&quot;Media&quot;;&quot;Bassa&quot;))" office:value-type="string" office:string-value="Bassa">
            <text:p>Bassa</text:p>
          </table:table-cell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IF([.F18]&gt;=10;&quot;Media&quot;;&quot;Bassa&quot;))" office:value-type="string" office:string-value="Media">
            <text:p>Media</text:p>
          </table:table-cell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IF([.F19]&gt;=10;&quot;Media&quot;;&quot;Bassa&quot;))" office:value-type="string" office:string-value="Media">
            <text:p>Media</text:p>
          </table:table-cell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IF([.F20]&gt;=10;&quot;Media&quot;;&quot;Bassa&quot;))" office:value-type="string" office:string-value="Media">
            <text:p>Media</text:p>
          </table:table-cell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IF([.F21]&gt;=10;&quot;Media&quot;;&quot;Bassa&quot;))" office:value-type="string" office:string-value="Bassa">
            <text:p>Bassa</text:p>
          </table:table-cell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IF([.F22]&gt;=10;&quot;Media&quot;;&quot;Bassa&quot;))" office:value-type="string" office:string-value="Alta">
            <text:p>Alta</text:p>
          </table:table-cell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IF([.F23]&gt;=10;&quot;Media&quot;;&quot;Bassa&quot;))" office:value-type="string" office:string-value="Media">
            <text:p>Media</text:p>
          </table:table-cell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IF([.F24]&gt;=10;&quot;Media&quot;;&quot;Bassa&quot;))" office:value-type="string" office:string-value="Bassa">
            <text:p>Bassa</text:p>
          </table:table-cell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IF([.F25]&gt;=10;&quot;Media&quot;;&quot;Bassa&quot;))" office:value-type="string" office:string-value="Bassa">
            <text:p>Bassa</text:p>
          </table:table-cell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IF([.F26]&gt;=10;&quot;Media&quot;;&quot;Bassa&quot;))" office:value-type="string" office:string-value="Bassa">
            <text:p>Bassa</text:p>
          </table:table-cell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IF([.F27]&gt;=10;&quot;Media&quot;;&quot;Bassa&quot;))" office:value-type="string" office:string-value="Alta">
            <text:p>Alta</text:p>
          </table:table-cell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IF([.F28]&gt;=10;&quot;Media&quot;;&quot;Bassa&quot;))" office:value-type="string" office:string-value="Media">
            <text:p>Media</text:p>
          </table:table-cell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IF([.F29]&gt;=10;&quot;Media&quot;;&quot;Bassa&quot;))" office:value-type="string" office:string-value="Media">
            <text:p>Media</text:p>
          </table:table-cell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IF([.F30]&gt;=10;&quot;Media&quot;;&quot;Bassa&quot;))" office:value-type="string" office:string-value="Media">
            <text:p>Media</text:p>
          </table:table-cell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IF([.F31]&gt;=10;&quot;Media&quot;;&quot;Bassa&quot;))" office:value-type="string" office:string-value="Media">
            <text:p>Media</text:p>
          </table:table-cell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IF([.F32]&gt;=10;&quot;Media&quot;;&quot;Bassa&quot;))" office:value-type="string" office:string-value="Bassa">
            <text:p>Bassa</text:p>
          </table:table-cell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IF([.F33]&gt;=10;&quot;Media&quot;;&quot;Bassa&quot;))" office:value-type="string" office:string-value="Bassa">
            <text:p>Bassa</text:p>
          </table:table-cell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IF([.F34]&gt;=10;&quot;Media&quot;;&quot;Bassa&quot;))" office:value-type="string" office:string-value="Alta">
            <text:p>Alta</text:p>
          </table:table-cell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IF([.F35]&gt;=10;&quot;Media&quot;;&quot;Bassa&quot;))" office:value-type="string" office:string-value="Media">
            <text:p>Media</text:p>
          </table:table-cell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IF([.F36]&gt;=10;&quot;Media&quot;;&quot;Bassa&quot;))" office:value-type="string" office:string-value="Bassa">
            <text:p>Bassa</text:p>
          </table:table-cell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IF([.F37]&gt;=10;&quot;Media&quot;;&quot;Bassa&quot;))" office:value-type="string" office:string-value="Media">
            <text:p>Media</text:p>
          </table:table-cell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IF([.F38]&gt;=10;&quot;Media&quot;;&quot;Bassa&quot;))" office:value-type="string" office:string-value="Media">
            <text:p>Media</text:p>
          </table:table-cell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IF([.F39]&gt;=10;&quot;Media&quot;;&quot;Bassa&quot;))" office:value-type="string" office:string-value="Bassa">
            <text:p>Bassa</text:p>
          </table:table-cell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IF([.F40]&gt;=10;&quot;Media&quot;;&quot;Bassa&quot;))" office:value-type="string" office:string-value="Media">
            <text:p>Media</text:p>
          </table:table-cell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IF([.F41]&gt;=10;&quot;Media&quot;;&quot;Bassa&quot;))" office:value-type="string" office:string-value="Bassa">
            <text:p>Bassa</text:p>
          </table:table-cell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IF([.F42]&gt;=10;&quot;Media&quot;;&quot;Bassa&quot;))" office:value-type="string" office:string-value="Media">
            <text:p>Media</text:p>
          </table:table-cell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IF([.F43]&gt;=10;&quot;Media&quot;;&quot;Bassa&quot;))" office:value-type="string" office:string-value="Bassa">
            <text:p>Bassa</text:p>
          </table:table-cell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IF([.F44]&gt;=10;&quot;Media&quot;;&quot;Bassa&quot;))" office:value-type="string" office:string-value="Media">
            <text:p>Media</text:p>
          </table:table-cell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IF([.F45]&gt;=10;&quot;Media&quot;;&quot;Bassa&quot;))" office:value-type="string" office:string-value="Bassa">
            <text:p>Bassa</text:p>
          </table:table-cell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IF([.F46]&gt;=10;&quot;Media&quot;;&quot;Bassa&quot;))" office:value-type="string" office:string-value="Media">
            <text:p>Media</text:p>
          </table:table-cell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IF([.F47]&gt;=10;&quot;Media&quot;;&quot;Bassa&quot;))" office:value-type="string" office:string-value="Alta">
            <text:p>Alta</text:p>
          </table:table-cell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IF([.F48]&gt;=10;&quot;Media&quot;;&quot;Bassa&quot;))" office:value-type="string" office:string-value="Media">
            <text:p>Media</text:p>
          </table:table-cell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IF([.F49]&gt;=10;&quot;Media&quot;;&quot;Bassa&quot;))" office:value-type="string" office:string-value="Bassa">
            <text:p>Bassa</text:p>
          </table:table-cell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IF([.F50]&gt;=10;&quot;Media&quot;;&quot;Bassa&quot;))" office:value-type="string" office:string-value="Media">
            <text:p>Media</text:p>
          </table:table-cell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IF([.F51]&gt;=10;&quot;Media&quot;;&quot;Bassa&quot;))" office:value-type="string" office:string-value="Bassa">
            <text:p>Bassa</text:p>
          </table:table-cell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IF([.F52]&gt;=10;&quot;Media&quot;;&quot;Bassa&quot;))" office:value-type="string" office:string-value="Media">
            <text:p>Media</text:p>
          </table:table-cell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IF([.F53]&gt;=10;&quot;Media&quot;;&quot;Bassa&quot;))" office:value-type="string" office:string-value="Media">
            <text:p>Media</text:p>
          </table:table-cell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IF([.F54]&gt;=10;&quot;Media&quot;;&quot;Bassa&quot;))" office:value-type="string" office:string-value="Bassa">
            <text:p>Bassa</text:p>
          </table:table-cell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IF([.F55]&gt;=10;&quot;Media&quot;;&quot;Bassa&quot;))" office:value-type="string" office:string-value="Bassa">
            <text:p>Bassa</text:p>
          </table:table-cell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IF([.F56]&gt;=10;&quot;Media&quot;;&quot;Bassa&quot;))" office:value-type="string" office:string-value="Bassa">
            <text:p>Bassa</text:p>
          </table:table-cell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IF([.F57]&gt;=10;&quot;Media&quot;;&quot;Bassa&quot;))" office:value-type="string" office:string-value="Media">
            <text:p>Media</text:p>
          </table:table-cell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IF([.F58]&gt;=10;&quot;Media&quot;;&quot;Bassa&quot;))" office:value-type="string" office:string-value="Bassa">
            <text:p>Bassa</text:p>
          </table:table-cell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IF([.F59]&gt;=10;&quot;Media&quot;;&quot;Bassa&quot;))" office:value-type="string" office:string-value="Bassa">
            <text:p>Bassa</text:p>
          </table:table-cell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IF([.F60]&gt;=10;&quot;Media&quot;;&quot;Bassa&quot;))" office:value-type="string" office:string-value="Bassa">
            <text:p>Bassa</text:p>
          </table:table-cell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IF([.F61]&gt;=10;&quot;Media&quot;;&quot;Bassa&quot;))" office:value-type="string" office:string-value="Media">
            <text:p>Media</text:p>
          </table:table-cell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0">20/05/2025</text:date>, <text:time>08.58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20T08:58:26</dc:date>
    <meta:generator>OpenOffice/4.1.15$Unix OpenOffice.org_project/4115m2$Build-9813</meta:generator>
    <meta:editing-duration>PT41S</meta:editing-duration>
    <meta:editing-cycles>1</meta:editing-cycles>
    <meta:document-statistic meta:table-count="1" meta:cell-count="615" meta:object-count="0"/>
  </office:meta>
</office:document-meta>
</file>